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esarrolloweb.com/articulos/1281.php" text:style-name="Internet_20_link" text:visited-style-name="Visited_20_Internet_20_Link">https://desarrolloweb.com/articulos/1281.php</text:a></text:p>
      <text:p text:style-name="Standard">https://blog.quickadminpanel.com/laravel-forms-select-dependent-dropdowns-with-jquery-and-ajax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2:27:20.761850492</meta:creation-date>
    <dc:date>2021-02-24T12:28:02.451260392</dc:date>
    <meta:editing-duration>PT42S</meta:editing-duration>
    <meta:editing-cycles>1</meta:editing-cycles>
    <meta:document-statistic meta:table-count="0" meta:image-count="0" meta:object-count="0" meta:page-count="1" meta:paragraph-count="2" meta:word-count="2" meta:character-count="139" meta:non-whitespace-character-count="139"/>
    <meta:generator>LibreOffice/6.4.6.2$Linux_X86_64 LibreOffice_project/40$Build-2</meta:generator>
  </office:meta>
</office:document-meta>
</file>